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fo:text-align="center" style:justify-single-word="false"/>
      <style:text-properties officeooo:paragraph-rsid="000590d0"/>
    </style:style>
    <style:style style:name="P2" style:family="paragraph" style:parent-style-name="Text_20_body">
      <style:paragraph-properties fo:text-align="center" style:justify-single-word="false"/>
      <style:text-properties officeooo:paragraph-rsid="000590d0"/>
    </style:style>
    <style:style style:name="P3" style:family="paragraph" style:parent-style-name="Text_20_body">
      <style:paragraph-properties fo:text-align="center" style:justify-single-word="false"/>
    </style:style>
    <style:style style:name="P4" style:family="paragraph" style:parent-style-name="Heading_20_3">
      <style:paragraph-properties fo:text-align="justify" style:justify-single-word="false"/>
      <style:text-properties officeooo:rsid="000590d0" officeooo:paragraph-rsid="000590d0"/>
    </style:style>
    <style:style style:name="P5" style:family="paragraph" style:parent-style-name="Text_20_body">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1">
      <style:paragraph-properties fo:margin-top="0in" fo:margin-bottom="0in" style:contextual-spacing="false"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2">
      <style:paragraph-properties fo:margin-top="0in" fo:margin-bottom="0in" style:contextual-spacing="false" fo:text-align="justify" style:justify-single-word="false"/>
    </style:style>
    <style:style style:name="P11" style:family="paragraph" style:parent-style-name="Text_20_body" style:list-style-name="L2">
      <style:paragraph-properties fo:text-align="justify" style:justify-single-word="false"/>
      <style:text-properties officeooo:paragraph-rsid="000590d0"/>
    </style:style>
    <style:style style:name="P12" style:family="paragraph" style:parent-style-name="Heading_20_3">
      <style:paragraph-properties fo:text-align="justify" style:justify-single-word="false"/>
      <style:text-properties officeooo:paragraph-rsid="000590d0"/>
    </style:style>
    <style:style style:name="P13" style:family="paragraph" style:parent-style-name="Text_20_body" style:list-style-name="L3">
      <style:paragraph-properties fo:margin-top="0in" fo:margin-bottom="0in" style:contextual-spacing="false"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rsid="000590d0" officeooo:paragraph-rsid="000590d0"/>
    </style:style>
    <style:style style:name="P17" style:family="paragraph" style:parent-style-name="Standard">
      <style:paragraph-properties fo:text-align="justify" style:justify-single-word="false"/>
      <style:text-properties officeooo:rsid="0005d91a" officeooo:paragraph-rsid="0005d91a"/>
    </style:style>
    <style:style style:name="P18" style:family="paragraph" style:parent-style-name="Standard">
      <style:paragraph-properties fo:text-align="justify" style:justify-single-word="false"/>
      <style:text-properties fo:font-size="16pt" fo:font-weight="bold" officeooo:rsid="0005d91a" officeooo:paragraph-rsid="0005d91a" style:font-size-asian="16pt" style:font-weight-asian="bold" style:font-size-complex="16pt" style:font-weight-complex="bold"/>
    </style:style>
    <style:style style:name="P19" style:family="paragraph" style:parent-style-name="Heading_20_3">
      <style:paragraph-properties fo:text-align="justify" style:justify-single-word="false"/>
      <style:text-properties fo:font-weight="bold" officeooo:rsid="0005d91a" officeooo:paragraph-rsid="0005d91a" style:font-weight-asian="bold" style:font-weight-complex="bold"/>
    </style:style>
    <style:style style:name="P20" style:family="paragraph" style:parent-style-name="Text_20_body" style:list-style-name="L4"/>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text-properties fo:font-size="15pt" fo:font-weight="bold" officeooo:rsid="0006185b" officeooo:paragraph-rsid="0006185b" style:font-size-asian="15pt" style:font-weight-asian="bold" style:font-size-complex="15pt" style:font-weight-complex="bold"/>
    </style:style>
    <style:style style:name="P23" style:family="paragraph" style:parent-style-name="Text_20_body">
      <style:text-properties fo:font-weight="normal" officeooo:rsid="0006185b" officeooo:paragraph-rsid="0006185b" style:font-weight-asian="normal" style:font-weight-complex="normal"/>
    </style:style>
    <style:style style:name="P24" style:family="paragraph" style:parent-style-name="Heading_20_3">
      <style:text-properties officeooo:paragraph-rsid="0006185b"/>
    </style:style>
    <style:style style:name="P25" style:family="paragraph" style:parent-style-name="Text_20_body" style:list-style-name="L5">
      <style:paragraph-properties fo:margin-top="0in" fo:margin-bottom="0in" style:contextual-spacing="false"/>
      <style:text-properties officeooo:paragraph-rsid="0006185b"/>
    </style:style>
    <style:style style:name="P26" style:family="paragraph" style:parent-style-name="Text_20_body" style:list-style-name="L6">
      <style:paragraph-properties fo:margin-top="0in" fo:margin-bottom="0in" style:contextual-spacing="false"/>
    </style:style>
    <style:style style:name="P27" style:family="paragraph" style:parent-style-name="Text_20_body" style:list-style-name="L7">
      <style:paragraph-properties fo:margin-top="0in" fo:margin-bottom="0in" style:contextual-spacing="false"/>
    </style:style>
    <style:style style:name="P28" style:family="paragraph" style:parent-style-name="Text_20_body" style:list-style-name="L8">
      <style:paragraph-properties fo:margin-top="0in" fo:margin-bottom="0in" style:contextual-spacing="false"/>
      <style:text-properties officeooo:paragraph-rsid="0006185b"/>
    </style:style>
    <style:style style:name="P29" style:family="paragraph" style:parent-style-name="Text_20_body" style:list-style-name="L9">
      <style:paragraph-properties fo:margin-top="0in" fo:margin-bottom="0in" style:contextual-spacing="false"/>
    </style:style>
    <style:style style:name="P30" style:family="paragraph" style:parent-style-name="Text_20_body">
      <style:text-properties fo:font-weight="bold" officeooo:rsid="0006185b" officeooo:paragraph-rsid="0006185b" style:font-weight-asian="bold" style:font-weight-complex="bold"/>
    </style:style>
    <style:style style:name="P31" style:family="paragraph" style:parent-style-name="Standard">
      <style:paragraph-properties fo:text-align="start" style:justify-single-word="false"/>
      <style:text-properties fo:font-weight="bold" officeooo:rsid="00072c68" officeooo:paragraph-rsid="00072c68" style:font-weight-asian="bold" style:font-weight-complex="bold"/>
    </style:style>
    <style:style style:name="P32" style:family="paragraph" style:parent-style-name="Standard">
      <style:paragraph-properties fo:text-align="start" style:justify-single-word="false"/>
      <style:text-properties officeooo:paragraph-rsid="00072c68"/>
    </style:style>
    <style:style style:name="P33" style:family="paragraph" style:parent-style-name="Text_20_body" style:list-style-name="L10">
      <style:paragraph-properties fo:margin-top="0in" fo:margin-bottom="0in" style:contextual-spacing="false"/>
    </style:style>
    <style:style style:name="P34" style:family="paragraph" style:parent-style-name="Text_20_body" style:list-style-name="L10"/>
    <style:style style:name="P35" style:family="paragraph" style:parent-style-name="Text_20_body" style:list-style-name="L11">
      <style:paragraph-properties fo:margin-top="0in" fo:margin-bottom="0in" style:contextual-spacing="false"/>
    </style:style>
    <style:style style:name="P36" style:family="paragraph" style:parent-style-name="Text_20_body" style:list-style-name="L11"/>
    <style:style style:name="P37" style:family="paragraph" style:parent-style-name="Text_20_body" style:list-style-name="L12">
      <style:paragraph-properties fo:margin-top="0in" fo:margin-bottom="0in" style:contextual-spacing="false"/>
    </style:style>
    <style:style style:name="P38" style:family="paragraph" style:parent-style-name="Text_20_body" style:list-style-name="L12"/>
    <style:style style:name="P39" style:family="paragraph" style:parent-style-name="Text_20_body" style:list-style-name="L13">
      <style:paragraph-properties fo:margin-top="0in" fo:margin-bottom="0in" style:contextual-spacing="false"/>
    </style:style>
    <style:style style:name="P40" style:family="paragraph" style:parent-style-name="Text_20_body" style:list-style-name="L13"/>
    <style:style style:name="P41" style:family="paragraph" style:parent-style-name="Text_20_body" style:list-style-name="L14">
      <style:paragraph-properties fo:margin-top="0in" fo:margin-bottom="0in" style:contextual-spacing="false"/>
    </style:style>
    <style:style style:name="P42" style:family="paragraph" style:parent-style-name="Text_20_body" style:list-style-name="L14"/>
    <style:style style:name="T1" style:family="text">
      <style:text-properties fo:font-size="15pt" officeooo:rsid="000590d0" style:font-size-asian="15pt" style:font-size-complex="15pt"/>
    </style:style>
    <style:style style:name="T2" style:family="text">
      <style:text-properties fo:font-size="16pt" style:font-size-asian="16pt" style:font-size-complex="16pt"/>
    </style:style>
    <style:style style:name="T3" style:family="text">
      <style:text-properties officeooo:rsid="000590d0"/>
    </style:style>
    <style:style style:name="T4" style:family="text">
      <style:text-properties officeooo:rsid="0006185b"/>
    </style:style>
    <style:style style:name="T5" style:family="text">
      <style:text-properties fo:font-weight="bold" officeooo:rsid="00072c68"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Synergy Hotel</text:span></text:span></text:p>
      <text:p text:style-name="P2"><text:span text:style-name="Strong_20_Emphasis"><text:span text:style-name="T1">sharma path, birgung, Nepal</text:span></text:span></text:p>
      <text:p text:style-name="P3"><text:span text:style-name="Strong_20_Emphasis"><text:span text:style-name="T2">Report on Guest Feedback for Synergy Hotel, Birgunj</text:span></text:span></text:p>
      <text:h text:style-name="P4" text:outline-level="3">Terms of Referennce</text:h>
      <text:p text:style-name="P5"><text:span text:style-name="T3">To</text:span> compiles the feedback received from guests during their stay at the Synergy Hotel in Birgunj last month <text:span text:style-name="T3">for Mr. Sushil Kumar Golyan.</text:span></text:p>
      <text:h text:style-name="P6" text:outline-level="3">Positive Feedback</text:h>
      <text:list text:style-name="L1">
        <text:list-item>
          <text:p text:style-name="P7"><text:span text:style-name="Strong_20_Emphasis">Friendly and Helpful Staf</text:span><text:span text:style-name="Strong_20_Emphasis"><text:span text:style-name="T3">f</text:span></text:span></text:p>
          <text:list>
            <text:list-item>
              <text:list>
                <text:list-item>
                  <text:p text:style-name="P8">"Very helpful staff – very polite." </text:p>
                </text:list-item>
                <text:list-item>
                  <text:p text:style-name="P8">"The staff are very friendly." </text:p>
                </text:list-item>
              </text:list>
            </text:list-item>
          </text:list>
        </text:list-item>
        <text:list-item>
          <text:p text:style-name="P7"><text:span text:style-name="Strong_20_Emphasis">Hotel Facilities and Ambiance</text:span> </text:p>
          <text:list>
            <text:list-item>
              <text:list>
                <text:list-item>
                  <text:p text:style-name="P8">"The best hotel in Birgunj city. Very good value." </text:p>
                </text:list-item>
                <text:list-item>
                  <text:p text:style-name="P8">"The gardens are beautiful." </text:p>
                </text:list-item>
              </text:list>
            </text:list-item>
          </text:list>
        </text:list-item>
        <text:list-item>
          <text:p text:style-name="P7"><text:span text:style-name="Strong_20_Emphasis">Food Quality</text:span></text:p>
          <text:list>
            <text:list-item>
              <text:list>
                <text:list-item>
                  <text:p text:style-name="P8">"Lovely food." </text:p>
                </text:list-item>
              </text:list>
            </text:list-item>
          </text:list>
        </text:list-item>
        <text:list-item>
          <text:p text:style-name="P7"><text:span text:style-name="Strong_20_Emphasis">Overall Guest Experience</text:span></text:p>
          <text:list>
            <text:list-item>
              <text:list>
                <text:list-item>
                  <text:p text:style-name="P8">"Everything was lovely – it is a well-run hotel." </text:p>
                </text:list-item>
                <text:list-item>
                  <text:p text:style-name="P7">"We had a splendid holiday." </text:p>
                </text:list-item>
              </text:list>
            </text:list-item>
          </text:list>
        </text:list-item>
      </text:list>
      <text:h text:style-name="P6" text:outline-level="3">Areas for Improvement</text:h>
      <text:list text:style-name="L2">
        <text:list-item>
          <text:p text:style-name="P9"><text:span text:style-name="Strong_20_Emphasis">Restaurant Service</text:span> </text:p>
          <text:list>
            <text:list-item>
              <text:list>
                <text:list-item>
                  <text:p text:style-name="P10">"The service in the restaurant was not very good." </text:p>
                </text:list-item>
                <text:list-item>
                  <text:p text:style-name="P10">"We often had to wait half an hour between courses." </text:p>
                </text:list-item>
                <text:list-item>
                  <text:p text:style-name="P10">"The service in the restaurant could be quicker." </text:p>
                </text:list-item>
              </text:list>
            </text:list-item>
          </text:list>
        </text:list-item>
        <text:list-item>
          <text:p text:style-name="P9"><text:span text:style-name="Strong_20_Emphasis">Maintenance Issues</text:span></text:p>
          <text:list>
            <text:list-item>
              <text:list>
                <text:list-item>
                  <text:p text:style-name="P10">"It was three days before the broken light in my room was repaired." </text:p>
                </text:list-item>
              </text:list>
            </text:list-item>
          </text:list>
        </text:list-item>
        <text:list-item>
          <text:p text:style-name="P9"><text:span text:style-name="Strong_20_Emphasis">Entertainment Options</text:span></text:p>
          <text:list>
            <text:list-item>
              <text:list>
                <text:list-item>
                  <text:p text:style-name="P10">"There aren’t enough satellite channels on the TV – no movie channels." </text:p>
                </text:list-item>
              </text:list>
            </text:list-item>
          </text:list>
        </text:list-item>
        <text:list-item>
          <text:p text:style-name="P9"><text:span text:style-name="Strong_20_Emphasis">Meal-Time Efficiency</text:span></text:p>
          <text:list>
            <text:list-item>
              <text:list>
                <text:list-item>
                  <text:p text:style-name="P11">"Poor service at meal times. Very slow." </text:p>
                </text:list-item>
              </text:list>
            </text:list-item>
          </text:list>
        </text:list-item>
      </text:list>
      <text:h text:style-name="P12" text:outline-level="3">Recommendations</text:h>
      <text:list text:style-name="L3">
        <text:list-item>
          <text:list>
            <text:list-item>
              <text:p text:style-name="P13">Conduct staff training to enhance efficiency and reduce wait times during meal service. </text:p>
            </text:list-item>
            <text:list-item>
              <text:p text:style-name="P13">Implement a clear protocol for handling maintenance requests to ensure timely resolution. </text:p>
            </text:list-item>
            <text:list-item>
              <text:p text:style-name="P13"><text:soft-page-break/>Expand the selection of satellite TV channels to include popular movie and entertainment options. </text:p>
            </text:list-item>
            <text:list-item>
              <text:p text:style-name="P14">Address recurring issues proactively to avoid negative guest experiences. </text:p>
            </text:list-item>
          </text:list>
        </text:list-item>
      </text:list>
      <text:h text:style-name="P6" text:outline-level="3">Conclusion</text:h>
      <text:p text:style-name="P5">While the Synergy Hotel received commendations for its staff, ambiance, and food, there are specific areas that require immediate attention to improve the guest experience. By addressing the outlined concerns, the hotel can maintain its reputation as the best in Birgunj and further enhance customer satisfaction.</text:p>
      <text:p text:style-name="P15"><text:span text:style-name="Strong_20_Emphasis">Prepared by:</text:span><text:line-break/><text:span text:style-name="T3">Sujan Tamang</text:span></text:p>
      <text:p text:style-name="P16">1 January, 2025</text:p>
      <text:p text:style-name="P17"/>
      <text:p text:style-name="P18"><text:span text:style-name="T4">1.</text:span>Prepare a checklist for report writing ans explain any two of them</text:p>
      <text:h text:style-name="P19" text:outline-level="3">Checklist for Compiling Reports</text:h>
      <text:list text:style-name="L4">
        <text:list-item>
          <text:p text:style-name="P20"><text:span text:style-name="Strong_20_Emphasis">Define the Purpose and Audience</text:span></text:p>
          <text:list>
            <text:list-item>
              <text:p text:style-name="P21">Clearly identify the purpose of the report (e.g., providing updates, analyzing data, or offering recommendations). </text:p>
            </text:list-item>
            <text:list-item>
              <text:p text:style-name="P21">Understand the audience for the report and tailor the language, content, and structure to their needs. </text:p>
            </text:list-item>
          </text:list>
        </text:list-item>
        <text:list-item>
          <text:p text:style-name="P20"><text:span text:style-name="Strong_20_Emphasis">Gather and Organize Information</text:span></text:p>
          <text:list>
            <text:list-item>
              <text:p text:style-name="P21">Collect all necessary data, documents, and references relevant to the report. </text:p>
            </text:list-item>
            <text:list-item>
              <text:p text:style-name="P21">Organize the information logically, ensuring all sources are accurate and credible. </text:p>
            </text:list-item>
          </text:list>
        </text:list-item>
        <text:list-item>
          <text:p text:style-name="P20"><text:span text:style-name="Strong_20_Emphasis">Outline the Report Structure</text:span></text:p>
          <text:list>
            <text:list-item>
              <text:p text:style-name="P21">Create a clear structure with sections such as an introduction, body, conclusion, and recommendations. </text:p>
            </text:list-item>
            <text:list-item>
              <text:p text:style-name="P21">Include headings, subheadings, and bullet points for readability. </text:p>
            </text:list-item>
          </text:list>
        </text:list-item>
        <text:list-item>
          <text:p text:style-name="P20"><text:span text:style-name="Strong_20_Emphasis">Use Clear and Concise Language</text:span></text:p>
          <text:list>
            <text:list-item>
              <text:p text:style-name="P21">Write in a professional tone, avoiding jargon or overly complex language. </text:p>
            </text:list-item>
            <text:list-item>
              <text:p text:style-name="P21">Ensure sentences are short and to the point to maintain the reader’s attention. </text:p>
            </text:list-item>
          </text:list>
        </text:list-item>
        <text:list-item>
          <text:p text:style-name="P20"><text:span text:style-name="Strong_20_Emphasis">Proofread and Edit</text:span></text:p>
          <text:list>
            <text:list-item>
              <text:p text:style-name="P21">Check for grammar, spelling, and punctuation errors. </text:p>
            </text:list-item>
            <text:list-item>
              <text:p text:style-name="P20">Verify the accuracy of data and ensure the flow of information is logical. </text:p>
            </text:list-item>
          </text:list>
        </text:list-item>
      </text:list>
      <text:h text:style-name="Heading_20_3" text:outline-level="3">Description of Two Checklist Points</text:h>
      <text:p text:style-name="Text_20_body"><text:span text:style-name="Strong_20_Emphasis">1. Define the Purpose and Audience</text:span><text:line-break/>Before writing a report, it is crucial to understand why it is being created and who will read it. For <text:soft-page-break/>example, a financial report intended for senior executives may focus on high-level insights, while a report for operational staff may require detailed steps or procedures.</text:p>
      <text:p text:style-name="Text_20_body"><text:span text:style-name="Strong_20_Emphasis">2. Gather and Organize Information</text:span><text:line-break/>Collecting accurate and comprehensive information ensures the report is reliable. Organizing this information into categories or themes helps in presenting a clear and cohesive narrative, making the report easy to follow.</text:p>
      <text:p text:style-name="Text_20_body"/>
      <text:p text:style-name="P22">2. What are the ways argument can be flawed?</text:p>
      <text:p text:style-name="P23">Arguments can be flawed in various ways due to errors in reasoning, manipulation, or misrepresentation of facts. Below are the major ways arguments can be flawed:</text:p>
      <text:h text:style-name="P24" text:outline-level="3"><text:span text:style-name="Strong_20_Emphasis">Logical Flaws</text:span></text:h>
      <text:list text:style-name="L5">
        <text:list-header>
          <text:p text:style-name="P25">Drawing conclusions based on insufficient or unrepresentative evidence. Assuming a causal relationship between two events just because one follows the other. Using the conclusion as a premise to support itself. Using a word with multiple meanings in an ambiguous way to mislead. Introducing irrelevant information to divert attention from the main issue. </text:p>
        </text:list-header>
      </text:list>
      <text:h text:style-name="Heading_20_3" text:outline-level="3"><text:span text:style-name="Strong_20_Emphasis">Emotional Appeals</text:span></text:h>
      <text:list text:style-name="L6">
        <text:list-header>
          <text:p text:style-name="P26">Using fear rather than logical reasoning to persuade. Exploiting feelings of pity or guilt to gain support. Suggesting something is true or good because many people believe it. </text:p>
        </text:list-header>
      </text:list>
      <text:h text:style-name="Heading_20_3" text:outline-level="3"><text:span text:style-name="Strong_20_Emphasis">Misrepresentation of Evidence</text:span></text:h>
      <text:list text:style-name="L7">
        <text:list-header>
          <text:p text:style-name="P27">Selecting only evidence that supports the argument while ignoring opposing evidence. </text:p>
          <text:p text:style-name="P27">Making an overly broad claim based on limited data. Claiming something is true because it hasn’t been proven false, or vice versa. </text:p>
        </text:list-header>
      </text:list>
      <text:h text:style-name="P24" text:outline-level="3"><text:span text:style-name="Strong_20_Emphasis">Personal Attacks</text:span></text:h>
      <text:list text:style-name="L8">
        <text:list-header>
          <text:p text:style-name="P28">Attacking the person making the argument rather than the argument itself. Discrediting an opponent before they have a chance to present their case. </text:p>
        </text:list-header>
      </text:list>
      <text:h text:style-name="Heading_20_3" text:outline-level="3"><text:span text:style-name="Strong_20_Emphasis">Assumptions and Biases</text:span></text:h>
      <text:list text:style-name="L9">
        <text:list-header>
          <text:p text:style-name="P29">Assuming the truth of what you’re trying to prove. <text:s/>Asking a question that assumes something unproven as true. <text:s/>Interpreting information in a way that confirms preexisting beliefs. </text:p>
        </text:list-header>
      </text:list>
      <text:p text:style-name="P30"/>
      <text:p text:style-name="P31">3. Elaborate, the principle of aida in advertising.</text:p>
      <text:p text:style-name="P32"><text:span text:style-name="T5">Ans : </text:span>The <text:span text:style-name="Strong_20_Emphasis">AIDA principle</text:span> is a foundational concept in advertising and marketing that describes the stages a consumer goes through when engaging with an advertisement or marketing message. It stands for:</text:p>
      <text:list text:style-name="L10">
        <text:list-item>
          <text:p text:style-name="P33"><text:span text:style-name="Strong_20_Emphasis">A</text:span>: Attention </text:p>
        </text:list-item>
        <text:list-item>
          <text:p text:style-name="P33"><text:span text:style-name="Strong_20_Emphasis">I</text:span>: Interest </text:p>
        </text:list-item>
        <text:list-item>
          <text:p text:style-name="P33"><text:span text:style-name="Strong_20_Emphasis">D</text:span>: Desire </text:p>
        </text:list-item>
        <text:list-item>
          <text:p text:style-name="P34"><text:soft-page-break/><text:span text:style-name="Strong_20_Emphasis">A</text:span>: Action </text:p>
        </text:list-item>
      </text:list>
      <text:p text:style-name="Text_20_body">Each stage is designed to guide the audience from initial awareness of a product or service to taking the desired action, such as making a purchase or signing up for a service. Here’s an elaboration on each stage:</text:p>
      <text:h text:style-name="Heading_20_3" text:outline-level="3"><text:span text:style-name="Strong_20_Emphasis">1. Attention</text:span></text:h>
      <text:p text:style-name="Text_20_body">The first step is to grab the audience's attention. In a world filled with distractions, advertisements must stand out to make an impression.<text:line-break/><text:span text:style-name="Strong_20_Emphasis">How to Achieve It:</text:span></text:p>
      <text:list text:style-name="L11">
        <text:list-item>
          <text:p text:style-name="P35">Use visually striking images, bold colors, or creative graphics. </text:p>
        </text:list-item>
        <text:list-item>
          <text:p text:style-name="P35">Craft catchy headlines or taglines that pique curiosity. </text:p>
        </text:list-item>
        <text:list-item>
          <text:p text:style-name="P35">Incorporate unique elements like humor, shock, or surprise. </text:p>
        </text:list-item>
        <text:list-item>
          <text:p text:style-name="P36">Leverage sound or motion in digital formats to capture attention. </text:p>
        </text:list-item>
      </text:list>
      <text:p text:style-name="Text_20_body"><text:span text:style-name="Strong_20_Emphasis">Example:</text:span><text:line-break/>A billboard with a bright yellow background and the text "STOP! This Could Change Your Life!" grabs attention through contrast and curiosity.</text:p>
      <text:h text:style-name="Heading_20_3" text:outline-level="3"><text:span text:style-name="Strong_20_Emphasis">2. Interest</text:span></text:h>
      <text:p text:style-name="Text_20_body">Once you have the audience's attention, the next step is to engage them by sparking their interest. This involves providing relevant and intriguing information about the product or service.<text:line-break/><text:span text:style-name="Strong_20_Emphasis">How to Achieve It:</text:span></text:p>
      <text:list text:style-name="L12">
        <text:list-item>
          <text:p text:style-name="P37">Highlight the benefits or unique features of the product. </text:p>
        </text:list-item>
        <text:list-item>
          <text:p text:style-name="P37">Share a story or testimonial that resonates with the audience. </text:p>
        </text:list-item>
        <text:list-item>
          <text:p text:style-name="P37">Use relatable or entertaining content that keeps them engaged. </text:p>
        </text:list-item>
        <text:list-item>
          <text:p text:style-name="P38">Present statistics or facts that build credibility. </text:p>
        </text:list-item>
      </text:list>
      <text:p text:style-name="Text_20_body"><text:span text:style-name="Strong_20_Emphasis">Example:</text:span><text:line-break/>An advertisement for a skincare product might include an engaging video showing how it visibly improves skin texture in just a week.</text:p>
      <text:h text:style-name="Heading_20_3" text:outline-level="3"><text:span text:style-name="Strong_20_Emphasis">3. Desire</text:span></text:h>
      <text:p text:style-name="Text_20_body">The goal at this stage is to create a strong emotional connection and make the audience want the product or service. Desire is about turning interest into an emotional need or want.<text:line-break/><text:span text:style-name="Strong_20_Emphasis">How to Achieve It:</text:span></text:p>
      <text:list text:style-name="L13">
        <text:list-item>
          <text:p text:style-name="P39">Focus on how the product solves a problem or fulfills a need. </text:p>
        </text:list-item>
        <text:list-item>
          <text:p text:style-name="P39">Emphasize exclusivity or scarcity (e.g., "Limited Edition"). </text:p>
        </text:list-item>
        <text:list-item>
          <text:p text:style-name="P39">Appeal to the audience’s aspirations, dreams, or lifestyle goals. </text:p>
        </text:list-item>
        <text:list-item>
          <text:p text:style-name="P40">Use emotionally charged language or imagery. </text:p>
        </text:list-item>
      </text:list>
      <text:p text:style-name="Text_20_body"><text:soft-page-break/><text:span text:style-name="Strong_20_Emphasis">Example:</text:span><text:line-break/>A luxury car advertisement might showcase the vehicle’s sleek design and state-of-the-art features while emphasizing how owning it reflects success and sophistication.</text:p>
      <text:h text:style-name="Heading_20_3" text:outline-level="3"><text:span text:style-name="Strong_20_Emphasis">4. Action</text:span></text:h>
      <text:p text:style-name="Text_20_body">The final step is to motivate the audience to take a specific action, such as purchasing the product, signing up for a newsletter, or visiting a website. This is where the advertisement includes a clear and compelling call-to-action (CTA).<text:line-break/><text:span text:style-name="Strong_20_Emphasis">How to Achieve It:</text:span></text:p>
      <text:list text:style-name="L14">
        <text:list-item>
          <text:p text:style-name="P41">Provide clear instructions (e.g., "Buy Now," "Sign Up Today"). </text:p>
        </text:list-item>
        <text:list-item>
          <text:p text:style-name="P41">Offer incentives, such as discounts, free trials, or limited-time offers. </text:p>
        </text:list-item>
        <text:list-item>
          <text:p text:style-name="P41">Make the process simple and accessible (e.g., QR codes, direct links). </text:p>
        </text:list-item>
        <text:list-item>
          <text:p text:style-name="P42">Create urgency to prompt immediate action. </text:p>
        </text:list-item>
      </text:list>
      <text:p text:style-name="Text_20_body"><text:span text:style-name="Strong_20_Emphasis">Example:</text:span><text:line-break/>An online ad might say, “Order now and get 20% off! Offer expires at midnight.”</text:p>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21:07:27.352680038</meta:creation-date>
    <dc:date>2025-01-03T04:25:12.535602908</dc:date>
    <meta:editing-duration>PT20M36S</meta:editing-duration>
    <meta:editing-cycles>2</meta:editing-cycles>
    <meta:generator>LibreOffice/24.8.3.2$Linux_X86_64 LibreOffice_project/480$Build-2</meta:generator>
    <meta:document-statistic meta:table-count="0" meta:image-count="0" meta:object-count="0" meta:page-count="5" meta:paragraph-count="105" meta:word-count="1241" meta:character-count="7781" meta:non-whitespace-character-count="6645"/>
  </office:meta>
</office:document-meta>
</file>